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echora_Sea-1">
            <text:p>Pechora_Sea-1</text:p>
          </table:table-cell>
          <table:table-cell office:value-type="float" office:value="69.75">
            <text:p>69.75</text:p>
          </table:table-cell>
          <table:table-cell office:value-type="float" office:value="51.42">
            <text:p>51.42</text:p>
          </table:table-cell>
          <table:table-cell office:value-type="float" office:value="5440.0">
            <text:p>5440.0</text:p>
          </table:table-cell>
          <table:table-cell office:value-type="float" office:value="488.63">
            <text:p>488.63</text:p>
          </table:table-cell>
          <table:table-cell office:value-type="string" office:value="pelecypod shells">
            <text:p>pelecypod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1.195867885679685">
            <text:p>1.195867885679685</text:p>
          </table:table-cell>
          <table:table-cell office:value-type="float" office:value="1.1269871339105872">
            <text:p>1.1269871339105872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oz-6155">
            <text:p>Poz-6155</text:p>
          </table:table-cell>
          <table:table-cell office:value-type="float" office:value="68.9">
            <text:p>68.9</text:p>
          </table:table-cell>
          <table:table-cell office:value-type="float" office:value="57.45">
            <text:p>57.45</text:p>
          </table:table-cell>
          <table:table-cell office:value-type="float" office:value="9930.0">
            <text:p>9930.0</text:p>
          </table:table-cell>
          <table:table-cell office:value-type="float" office:value="476.19">
            <text:p>476.1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0">
            <text:p>-40.0</text:p>
          </table:table-cell>
          <table:table-cell office:value-type="float" office:value="1.5349345262909426">
            <text:p>1.5349345262909426</text:p>
          </table:table-cell>
          <table:table-cell office:value-type="float" office:value="1.486640507991088">
            <text:p>1.486640507991088</text:p>
          </table:table-cell>
          <table:table-cell office:value-type="string" office:value="PolyakEtal2000,BaranskayaEtal2018">
            <text:p>PolyakEtal2000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oz-13267">
            <text:p>Poz-13267</text:p>
          </table:table-cell>
          <table:table-cell office:value-type="float" office:value="68.91">
            <text:p>68.91</text:p>
          </table:table-cell>
          <table:table-cell office:value-type="float" office:value="57.46">
            <text:p>57.46</text:p>
          </table:table-cell>
          <table:table-cell office:value-type="float" office:value="3960.0">
            <text:p>3960.0</text:p>
          </table:table-cell>
          <table:table-cell office:value-type="float" office:value="473.16">
            <text:p>473.1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0">
            <text:p>-39.0</text:p>
          </table:table-cell>
          <table:table-cell office:value-type="float" office:value="1.5729895104545357">
            <text:p>1.5729895104545357</text:p>
          </table:table-cell>
          <table:table-cell office:value-type="float" office:value="1.486640507991088">
            <text:p>1.486640507991088</text:p>
          </table:table-cell>
          <table:table-cell office:value-type="string" office:value="PolyakEtal2000,BaranskayaEtal2018">
            <text:p>PolyakEtal2000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OSL">
            <text:p>OSL</text:p>
          </table:table-cell>
          <table:table-cell office:value-type="string" office:value="Pechora_Sea-3">
            <text:p>Pechora_Sea-3</text:p>
          </table:table-cell>
          <table:table-cell office:value-type="float" office:value="67.82">
            <text:p>67.82</text:p>
          </table:table-cell>
          <table:table-cell office:value-type="float" office:value="59.99">
            <text:p>59.99</text:p>
          </table:table-cell>
          <table:table-cell office:value-type="float" office:value="21000.0">
            <text:p>21000.0</text:p>
          </table:table-cell>
          <table:table-cell office:value-type="float" office:value="2000.0">
            <text:p>2000.0</text:p>
          </table:table-cell>
          <table:table-cell office:value-type="string" office:value="aeolian sand">
            <text:p>aeolian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2.6809699737221973">
            <text:p>2.6809699737221973</text:p>
          </table:table-cell>
          <table:table-cell office:value-type="float" office:value="2.6809699737221973">
            <text:p>2.6809699737221973</text:p>
          </table:table-cell>
          <table:table-cell office:value-type="string" office:value="AstakhovEtal2007,BaranskayaEtal2018">
            <text:p>AstakhovEtal2007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echora_Sea-2">
            <text:p>Pechora_Sea-2</text:p>
          </table:table-cell>
          <table:table-cell office:value-type="float" office:value="69.37">
            <text:p>69.37</text:p>
          </table:table-cell>
          <table:table-cell office:value-type="float" office:value="57.0">
            <text:p>57.0</text:p>
          </table:table-cell>
          <table:table-cell office:value-type="float" office:value="11300.0">
            <text:p>11300.0</text:p>
          </table:table-cell>
          <table:table-cell office:value-type="float" office:value="498.76">
            <text:p>498.76</text:p>
          </table:table-cell>
          <table:table-cell office:value-type="string" office:value="bottom sediments (organic matter)">
            <text:p>bottom sediments (organic matter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8.7">
            <text:p>-38.7</text:p>
          </table:table-cell>
          <table:table-cell office:value-type="float" office:value="1.5709057896640397">
            <text:p>1.5709057896640397</text:p>
          </table:table-cell>
          <table:table-cell office:value-type="float" office:value="1.3519411969460802">
            <text:p>1.3519411969460802</text:p>
          </table:table-cell>
          <table:table-cell office:value-type="string" office:value="Krapivner2006,BaranskayaEtal2018">
            <text:p>Krapivner2006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